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80.01mm" table:align="margins"/>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3" style:family="table">
      <style:table-properties style:width="80.01mm" table:align="margins"/>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12" style:family="table">
      <style:table-properties style:width="170mm" table:align="margins"/>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80.01mm" table:align="margins"/>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Table2" style:family="table">
      <style:table-properties style:width="80.01mm" table:align="margins"/>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32.09mm" style:rel-column-width="26280*"/>
    </style:style>
    <style:style style:name="Table4.B" style:family="table-column">
      <style:table-column-properties style:column-width="47.92mm" style:rel-column-width="3925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0.05pt solid #000000"/>
    </style:style>
    <style:style style:name="Table8.B1" style:family="table-cell">
      <style:table-cell-properties style:vertical-align="middle" fo:padding="0.97mm" fo:border-left="none" fo:border-right="0.05pt solid #000000" fo:border-top="0.05pt solid #000000" fo:border-bottom="0.05pt solid #000000"/>
    </style:style>
    <style:style style:name="Table8.A2" style:family="table-cell">
      <style:table-cell-properties fo:padding="0.97mm" fo:border-left="0.05pt solid #000000" fo:border-right="0.05pt solid #000000" fo:border-top="none" fo:border-bottom="0.05pt solid #000000"/>
    </style:style>
    <style:style style:name="Table8.B2" style:family="table-cell">
      <style:table-cell-properties style:vertical-align="middle" fo:padding="0.97mm" fo:border-left="none" fo:border-right="0.05pt solid #000000" fo:border-top="none" fo:border-bottom="0.05pt solid #000000"/>
    </style:style>
    <style:style style:name="Table8.A3" style:family="table-cell">
      <style:table-cell-properties fo:padding="0.97mm" fo:border-left="0.05pt solid #000000" fo:border-right="0.05pt solid #000000" fo:border-top="none" fo:border-bottom="0.05pt solid #000000"/>
    </style:style>
    <style:style style:name="Table8.A4" style:family="table-cell">
      <style:table-cell-properties fo:padding="0.97mm" fo:border-left="0.05pt solid #000000" fo:border-right="0.05pt solid #000000" fo:border-top="none" fo:border-bottom="0.05pt solid #000000"/>
    </style:style>
    <style:style style:name="Table7" style:family="table">
      <style:table-properties style:width="80.01mm" fo:break-before="column" table:align="margins"/>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28" style:family="table">
      <style:table-properties style:width="80.01mm" table:align="margins"/>
    </style:style>
    <style:style style:name="Table28.A" style:family="table-column">
      <style:table-column-properties style:column-width="80.01mm" style:rel-column-width="65535*"/>
    </style:style>
    <style:style style:name="Table28.A1" style:family="table-cell">
      <style:table-cell-properties fo:padding="0.97mm" fo:border="0.05pt solid #000000"/>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9" style:family="table">
      <style:table-properties style:width="80.01mm" table:align="margins"/>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Text_20_body">
      <style:text-properties fo:font-size="10pt" fo:font-weight="bold" officeooo:rsid="00640ee8" officeooo:paragraph-rsid="008ed02b" style:font-size-asian="10.5pt" style:font-weight-asian="bold" style:font-weight-complex="bold"/>
    </style:style>
    <style:style style:name="P4" style:family="paragraph" style:parent-style-name="Text_20_body">
      <style:text-properties fo:font-size="11pt" officeooo:paragraph-rsid="008ce82f" style:font-size-asian="11pt" style:font-size-complex="11pt" style:text-scale="96%"/>
    </style:style>
    <style:style style:name="P5" style:family="paragraph" style:parent-style-name="Text_20_body">
      <style:paragraph-properties fo:text-align="start" style:justify-single-word="false"/>
      <style:text-properties officeooo:paragraph-rsid="008ed02b" style:font-size-asian="10.5pt" style:text-scale="95%"/>
    </style:style>
    <style:style style:name="P6" style:family="paragraph" style:parent-style-name="Text_20_body">
      <style:text-properties officeooo:paragraph-rsid="008ce82f"/>
    </style:style>
    <style:style style:name="P7" style:family="paragraph" style:parent-style-name="Text_20_body">
      <style:text-properties officeooo:paragraph-rsid="008ed02b"/>
    </style:style>
    <style:style style:name="P8" style:family="paragraph" style:parent-style-name="Text_20_body">
      <style:text-properties officeooo:rsid="0023d9e4" officeooo:paragraph-rsid="008ed02b"/>
    </style:style>
    <style:style style:name="P9" style:family="paragraph" style:parent-style-name="Text_20_body">
      <style:text-properties officeooo:rsid="0029ac4d" officeooo:paragraph-rsid="009bdfc3"/>
    </style:style>
    <style:style style:name="P10" style:family="paragraph" style:parent-style-name="Text_20_body">
      <style:text-properties style:font-name="Liberation Mono" fo:font-size="10pt" officeooo:rsid="002b30c1" officeooo:paragraph-rsid="009bdfc3" style:font-name-asian="NSimSun" style:font-size-asian="10pt" style:font-name-complex="Liberation Mono" style:font-size-complex="10pt"/>
    </style:style>
    <style:style style:name="P11" style:family="paragraph" style:parent-style-name="Text_20_body">
      <style:text-properties officeooo:rsid="002b30c1" officeooo:paragraph-rsid="009bdfc3"/>
    </style:style>
    <style:style style:name="P12" style:family="paragraph" style:parent-style-name="Text_20_body">
      <style:text-properties officeooo:paragraph-rsid="009a4e68"/>
    </style:style>
    <style:style style:name="P13" style:family="paragraph" style:parent-style-name="Text_20_body">
      <style:text-properties officeooo:paragraph-rsid="009bdfc3"/>
    </style:style>
    <style:style style:name="P14" style:family="paragraph" style:parent-style-name="Preformatted_20_Text">
      <style:text-properties officeooo:rsid="00837c10" officeooo:paragraph-rsid="00837c10"/>
    </style:style>
    <style:style style:name="P15" style:family="paragraph" style:parent-style-name="Preformatted_20_Text">
      <style:paragraph-properties fo:text-align="end" style:justify-single-word="false"/>
      <style:text-properties officeooo:rsid="00837c10" officeooo:paragraph-rsid="00837c10"/>
    </style:style>
    <style:style style:name="P16" style:family="paragraph" style:parent-style-name="Preformatted_20_Text">
      <style:text-properties officeooo:paragraph-rsid="008835ad"/>
    </style:style>
    <style:style style:name="P17" style:family="paragraph" style:parent-style-name="Preformatted_20_Text">
      <style:text-properties officeooo:paragraph-rsid="008835ad" style:font-size-asian="10.5pt"/>
    </style:style>
    <style:style style:name="P18" style:family="paragraph" style:parent-style-name="Preformatted_20_Text">
      <style:paragraph-properties fo:text-align="end" style:justify-single-word="false"/>
      <style:text-properties officeooo:paragraph-rsid="008835ad" style:font-size-asian="10.5pt"/>
    </style:style>
    <style:style style:name="P19" style:family="paragraph" style:parent-style-name="Preformatted_20_Text">
      <style:paragraph-properties fo:text-align="end" style:justify-single-word="false"/>
      <style:text-properties officeooo:paragraph-rsid="009a4e68" style:font-size-asian="10.5pt"/>
    </style:style>
    <style:style style:name="P20" style:family="paragraph" style:parent-style-name="Preformatted_20_Text">
      <style:text-properties officeooo:rsid="0051106f" officeooo:paragraph-rsid="008ed02b" style:font-size-asian="10.5pt"/>
    </style:style>
    <style:style style:name="P21" style:family="paragraph" style:parent-style-name="Preformatted_20_Text">
      <style:paragraph-properties fo:text-align="start" style:justify-single-word="false"/>
      <style:text-properties officeooo:paragraph-rsid="008ed02b" style:font-size-asian="10.5pt" style:text-scale="95%"/>
    </style:style>
    <style:style style:name="P22" style:family="paragraph" style:parent-style-name="Preformatted_20_Text">
      <style:text-properties officeooo:paragraph-rsid="008ce82f" style:font-size-asian="10.5pt"/>
    </style:style>
    <style:style style:name="P23" style:family="paragraph" style:parent-style-name="Preformatted_20_Text">
      <style:text-properties officeooo:paragraph-rsid="008ed02b" style:font-size-asian="10.5pt"/>
    </style:style>
    <style:style style:name="P24" style:family="paragraph" style:parent-style-name="Preformatted_20_Text">
      <style:text-properties officeooo:paragraph-rsid="009bdfc3" style:font-size-asian="10.5pt"/>
    </style:style>
    <style:style style:name="P25" style:family="paragraph" style:parent-style-name="Preformatted_20_Text">
      <style:text-properties officeooo:paragraph-rsid="008b0835"/>
    </style:style>
    <style:style style:name="P26" style:family="paragraph" style:parent-style-name="Preformatted_20_Text">
      <style:text-properties officeooo:paragraph-rsid="009bdfc3" style:text-scale="94%"/>
    </style:style>
    <style:style style:name="P27"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28" style:family="paragraph" style:parent-style-name="Preformatted_20_Text">
      <style:text-properties officeooo:rsid="0051106f" officeooo:paragraph-rsid="008ed02b"/>
    </style:style>
    <style:style style:name="P29" style:family="paragraph" style:parent-style-name="Preformatted_20_Text">
      <style:text-properties officeooo:paragraph-rsid="008ce82f"/>
    </style:style>
    <style:style style:name="P30" style:family="paragraph" style:parent-style-name="Preformatted_20_Text">
      <style:text-properties officeooo:paragraph-rsid="008ed02b"/>
    </style:style>
    <style:style style:name="P31" style:family="paragraph" style:parent-style-name="Preformatted_20_Text">
      <style:paragraph-properties fo:text-align="end" style:justify-single-word="false"/>
      <style:text-properties officeooo:paragraph-rsid="008ed02b"/>
    </style:style>
    <style:style style:name="P32" style:family="paragraph" style:parent-style-name="Preformatted_20_Text">
      <style:paragraph-properties fo:text-align="end" style:justify-single-word="false"/>
      <style:text-properties officeooo:paragraph-rsid="009a4e68"/>
    </style:style>
    <style:style style:name="P33" style:family="paragraph" style:parent-style-name="Preformatted_20_Text">
      <style:paragraph-properties fo:text-align="end" style:justify-single-word="false"/>
      <style:text-properties officeooo:rsid="00114fc5" officeooo:paragraph-rsid="009a4e68"/>
    </style:style>
    <style:style style:name="P34" style:family="paragraph" style:parent-style-name="Preformatted_20_Text">
      <style:text-properties officeooo:paragraph-rsid="009a4e68"/>
    </style:style>
    <style:style style:name="P35" style:family="paragraph" style:parent-style-name="Preformatted_20_Text">
      <style:paragraph-properties fo:text-align="end" style:justify-single-word="false"/>
      <style:text-properties fo:font-size="9pt" officeooo:paragraph-rsid="009bdfc3" style:font-size-asian="9pt" style:font-size-complex="9pt"/>
    </style:style>
    <style:style style:name="P36" style:family="paragraph" style:parent-style-name="Preformatted_20_Text">
      <style:text-properties officeooo:paragraph-rsid="009bdfc3"/>
    </style:style>
    <style:style style:name="P37" style:family="paragraph" style:parent-style-name="Contents_20_2">
      <style:paragraph-properties>
        <style:tab-stops>
          <style:tab-stop style:position="168.01mm" style:type="right" style:leader-style="dotted" style:leader-text="."/>
        </style:tab-stops>
      </style:paragraph-properties>
    </style:style>
    <style:style style:name="P38" style:family="paragraph" style:parent-style-name="Contents_20_3">
      <style:paragraph-properties>
        <style:tab-stops>
          <style:tab-stop style:position="166mm" style:type="right" style:leader-style="dotted" style:leader-text="."/>
        </style:tab-stops>
      </style:paragraph-properties>
    </style:style>
    <style:style style:name="P39" style:family="paragraph" style:parent-style-name="Text_20_body">
      <style:paragraph-properties fo:margin-top="0mm" fo:margin-bottom="4.99mm" loext:contextual-spacing="false"/>
      <style:text-properties officeooo:paragraph-rsid="00837c10"/>
    </style:style>
    <style:style style:name="P40"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41" style:family="paragraph" style:parent-style-name="Table_20_Contents">
      <style:paragraph-properties fo:text-align="start" style:justify-single-word="false"/>
      <style:text-properties style:font-name="Liberation Mono" fo:font-size="10pt" officeooo:rsid="00682759" officeooo:paragraph-rsid="009bdfc3" style:font-name-asian="NSimSun" style:font-size-asian="10pt" style:font-name-complex="Liberation Mono" style:font-size-complex="10pt"/>
    </style:style>
    <style:style style:name="P42" style:family="paragraph" style:parent-style-name="Table_20_Contents">
      <style:text-properties style:font-name="Liberation Mono" fo:font-size="10pt" officeooo:rsid="00682759" officeooo:paragraph-rsid="009a4e68" style:font-name-asian="NSimSun" style:font-size-asian="10pt" style:font-name-complex="Liberation Mono" style:font-size-complex="10pt"/>
    </style:style>
    <style:style style:name="P43" style:family="paragraph" style:parent-style-name="Table_20_Contents">
      <style:paragraph-properties fo:text-align="center" style:justify-single-word="false"/>
      <style:text-properties style:font-name="Liberation Mono" fo:font-size="10pt" officeooo:rsid="00165485" officeooo:paragraph-rsid="009a9df5" style:font-name-asian="NSimSun" style:font-size-asian="10pt" style:font-name-complex="Liberation Mono" style:font-size-complex="10pt"/>
    </style:style>
    <style:style style:name="P44" style:family="paragraph" style:parent-style-name="Table_20_Contents">
      <style:paragraph-properties fo:text-align="center" style:justify-single-word="false"/>
      <style:text-properties style:font-name="Liberation Mono" fo:font-size="10pt" officeooo:rsid="001776ee" officeooo:paragraph-rsid="009a9df5" style:font-name-asian="NSimSun" style:font-size-asian="10pt" style:font-name-complex="Liberation Mono" style:font-size-complex="10pt"/>
    </style:style>
    <style:style style:name="P45" style:family="paragraph" style:parent-style-name="Table_20_Contents">
      <style:paragraph-properties fo:text-align="start" style:justify-single-word="false"/>
      <style:text-properties style:font-name="Liberation Mono" fo:font-size="10pt" officeooo:paragraph-rsid="008ed02b" style:font-name-asian="NSimSun" style:font-size-asian="10pt" style:font-name-complex="Liberation Mono" style:font-size-complex="10pt"/>
    </style:style>
    <style:style style:name="P46"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officeooo:paragraph-rsid="008ed02b"/>
    </style:style>
    <style:style style:name="P48" style:family="paragraph" style:parent-style-name="Table_20_Contents">
      <style:paragraph-properties fo:text-align="start" style:justify-single-word="false"/>
      <style:text-properties officeooo:rsid="001d73a3" officeooo:paragraph-rsid="008ed02b"/>
    </style:style>
    <style:style style:name="P49" style:family="paragraph" style:parent-style-name="Table_20_Contents">
      <style:text-properties officeooo:paragraph-rsid="009a4e68" style:font-size-asian="10.5pt"/>
    </style:style>
    <style:style style:name="P50" style:family="paragraph" style:parent-style-name="Contents_20_1">
      <style:paragraph-properties>
        <style:tab-stops>
          <style:tab-stop style:position="170mm" style:type="right" style:leader-style="dotted" style:leader-text="."/>
        </style:tab-stops>
      </style:paragraph-properties>
    </style:style>
    <style:style style:name="P51" style:family="paragraph" style:parent-style-name="Standard">
      <style:text-properties officeooo:paragraph-rsid="008ed02b"/>
    </style:style>
    <style:style style:name="P52" style:family="paragraph" style:parent-style-name="Standard">
      <style:paragraph-properties fo:text-align="start" style:justify-single-word="false"/>
      <style:text-properties officeooo:paragraph-rsid="008ed02b"/>
    </style:style>
    <style:style style:name="P53" style:family="paragraph" style:parent-style-name="Standard">
      <style:text-properties fo:font-weight="bold" officeooo:rsid="001776ee" officeooo:paragraph-rsid="009a9df5" style:font-weight-asian="bold" style:font-weight-complex="bold"/>
    </style:style>
    <style:style style:name="P54" style:family="paragraph" style:parent-style-name="Standard">
      <style:text-properties fo:font-weight="bold" officeooo:paragraph-rsid="009a9df5" style:font-weight-asian="bold" style:font-weight-complex="bold"/>
    </style:style>
    <style:style style:name="P55" style:family="paragraph" style:parent-style-name="Standard">
      <style:text-properties officeooo:paragraph-rsid="009a4e68" style:font-size-asian="10.5pt"/>
    </style:style>
    <style:style style:name="P56" style:family="paragraph" style:parent-style-name="Standard">
      <style:text-properties officeooo:rsid="00964599" officeooo:paragraph-rsid="009a4e68"/>
    </style:style>
    <style:style style:name="P57" style:family="paragraph" style:parent-style-name="Standard">
      <style:text-properties officeooo:paragraph-rsid="009a4e68"/>
    </style:style>
    <style:style style:name="P58" style:family="paragraph" style:parent-style-name="Standard">
      <style:text-properties officeooo:paragraph-rsid="009bdfc3"/>
    </style:style>
    <style:style style:name="P59" style:family="paragraph" style:parent-style-name="Standard">
      <style:text-properties style:font-name="Liberation Serif" fo:font-size="12pt" style:font-size-asian="12pt" style:font-size-complex="12pt"/>
    </style:style>
    <style:style style:name="P60" style:family="paragraph" style:parent-style-name="Preformatted_20_Text">
      <style:text-properties officeooo:paragraph-rsid="009d04df"/>
    </style:style>
    <style:style style:name="P61" style:family="paragraph" style:parent-style-name="Heading_20_2">
      <style:text-properties officeooo:rsid="0073f36c" officeooo:paragraph-rsid="008ed02b"/>
    </style:style>
    <style:style style:name="P62" style:family="paragraph" style:parent-style-name="Heading_20_2">
      <style:text-properties officeooo:paragraph-rsid="00837c10"/>
    </style:style>
    <style:style style:name="P63" style:family="paragraph" style:parent-style-name="Heading_20_2">
      <style:text-properties officeooo:paragraph-rsid="009a4e68"/>
    </style:style>
    <style:style style:name="P64" style:family="paragraph" style:parent-style-name="Heading_20_2">
      <style:text-properties officeooo:paragraph-rsid="008ed02b"/>
    </style:style>
    <style:style style:name="P65" style:family="paragraph" style:parent-style-name="Heading_20_2">
      <style:paragraph-properties fo:break-before="column"/>
    </style:style>
    <style:style style:name="P66" style:family="paragraph" style:parent-style-name="Heading_20_2">
      <style:paragraph-properties fo:break-before="column"/>
      <style:text-properties officeooo:paragraph-rsid="009d04df"/>
    </style:style>
    <style:style style:name="P67" style:family="paragraph" style:parent-style-name="Heading_20_2">
      <style:paragraph-properties fo:margin-top="0.49mm" fo:margin-bottom="1.01mm" loext:contextual-spacing="false"/>
      <style:text-properties officeooo:paragraph-rsid="008ce82f"/>
    </style:style>
    <style:style style:name="P68" style:family="paragraph" style:parent-style-name="Standard">
      <style:text-properties fo:font-weight="bold" officeooo:paragraph-rsid="009a4e68" style:font-weight-asian="bold" style:font-weight-complex="bold"/>
    </style:style>
    <style:style style:name="P69" style:family="paragraph" style:parent-style-name="Standard">
      <style:text-properties style:font-name="Liberation Serif" fo:font-weight="bold" officeooo:rsid="00114fc5" officeooo:paragraph-rsid="009a4e68" style:font-weight-asian="bold" style:font-weight-complex="bold"/>
    </style:style>
    <style:style style:name="P70" style:family="paragraph" style:parent-style-name="Standard" style:list-style-name="">
      <style:paragraph-properties>
        <style:tab-stops/>
      </style:paragraph-properties>
      <style:text-properties officeooo:paragraph-rsid="009bdfc3"/>
    </style:style>
    <style:style style:name="P71" style:family="paragraph" style:parent-style-name="Standard">
      <style:text-properties officeooo:paragraph-rsid="009d04df"/>
    </style:style>
    <style:style style:name="P72" style:family="paragraph" style:parent-style-name="Heading_20_3">
      <style:text-properties officeooo:paragraph-rsid="009bdfc3"/>
    </style:style>
    <style:style style:name="P73" style:family="paragraph" style:parent-style-name="Heading_20_3">
      <style:text-properties officeooo:paragraph-rsid="008ed02b"/>
    </style:style>
    <style:style style:name="P74" style:family="paragraph" style:parent-style-name="Heading_20_4">
      <style:text-properties officeooo:paragraph-rsid="009a4e68"/>
    </style:style>
    <style:style style:name="P75" style:family="paragraph" style:parent-style-name="Heading_20_4">
      <style:text-properties officeooo:paragraph-rsid="009bdfc3"/>
    </style:style>
    <style:style style:name="P76" style:family="paragraph" style:parent-style-name="Heading_20_1">
      <style:text-properties officeooo:paragraph-rsid="008b0835"/>
    </style:style>
    <style:style style:name="P77" style:family="paragraph" style:parent-style-name="Heading_20_1">
      <style:text-properties officeooo:paragraph-rsid="008ce82f"/>
    </style:style>
    <style:style style:name="P78" style:family="paragraph" style:parent-style-name="Heading_20_1">
      <style:text-properties officeooo:paragraph-rsid="008ed02b"/>
    </style:style>
    <style:style style:name="P79" style:family="paragraph" style:parent-style-name="Heading_20_1" style:list-style-name="">
      <style:paragraph-properties>
        <style:tab-stops/>
      </style:paragraph-properties>
      <style:text-properties officeooo:paragraph-rsid="008ed02b"/>
    </style:style>
    <style:style style:name="P80" style:family="paragraph" style:parent-style-name="Heading_20_1">
      <style:text-properties officeooo:paragraph-rsid="009a4e68"/>
    </style:style>
    <style:style style:name="P81"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82" style:family="paragraph" style:parent-style-name="Heading_20_1">
      <style:paragraph-properties fo:margin-top="0mm" fo:margin-bottom="0mm" loext:contextual-spacing="false" fo:break-before="column"/>
      <style:text-properties officeooo:paragraph-rsid="008ce82f"/>
    </style:style>
    <style:style style:name="P83" style:family="paragraph" style:parent-style-name="Heading_20_1">
      <style:paragraph-properties fo:margin-top="0.49mm" fo:margin-bottom="1.01mm" loext:contextual-spacing="false"/>
      <style:text-properties officeooo:paragraph-rsid="008ed02b"/>
    </style:style>
    <style:style style:name="P84" style:family="paragraph" style:parent-style-name="Heading_20_1">
      <style:paragraph-properties fo:break-before="page"/>
      <style:text-properties officeooo:paragraph-rsid="008ed02b"/>
    </style:style>
    <style:style style:name="T1" style:family="text">
      <style:text-properties officeooo:rsid="008f76ce"/>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84a27" style:font-weight-asian="bold" style:font-weight-complex="bold"/>
    </style:style>
    <style:style style:name="T12" style:family="text">
      <style:text-properties style:font-name="Liberation Serif" fo:font-weight="bold" officeooo:rsid="0009ff83" style:font-weight-asian="bold" style:font-weight-complex="bold"/>
    </style:style>
    <style:style style:name="T13" style:family="text">
      <style:text-properties style:font-name="Liberation Serif" fo:font-weight="bold" officeooo:rsid="0094655e" style:font-weight-asian="bold" style:font-weight-complex="bold"/>
    </style:style>
    <style:style style:name="T14" style:family="text">
      <style:text-properties style:font-name="Liberation Serif" fo:font-weight="bold" officeooo:rsid="00956725" style:font-weight-asian="bold" style:font-weight-complex="bold"/>
    </style:style>
    <style:style style:name="T15" style:family="text">
      <style:text-properties style:font-name="Liberation Serif" fo:font-style="italic" fo:font-weight="normal" officeooo:rsid="00956725" style:font-style-asian="italic" style:font-weight-asian="normal" style:font-style-complex="italic" style:font-weight-complex="normal"/>
    </style:style>
    <style:style style:name="T16" style:family="text">
      <style:text-properties style:font-name="Liberation Serif" fo:font-size="10pt" fo:font-weight="normal" style:font-size-asian="10pt" style:font-weight-asian="normal" style:font-size-complex="10pt" style:font-weight-complex="normal"/>
    </style:style>
    <style:style style:name="T17" style:family="text">
      <style:text-properties fo:font-weight="bold" style:font-weight-asian="bold" style:font-weight-complex="bold"/>
    </style:style>
    <style:style style:name="T18" style:family="text">
      <style:text-properties fo:font-weight="bold" officeooo:rsid="003c50aa" style:font-weight-asian="bold" style:font-weight-complex="bold" style:text-scale="94%"/>
    </style:style>
    <style:style style:name="T19" style:family="text">
      <style:text-properties fo:font-weight="bold" style:font-weight-asian="bold" style:font-weight-complex="bold" style:text-scale="92%"/>
    </style:style>
    <style:style style:name="T20" style:family="text">
      <style:text-properties fo:font-weight="bold" officeooo:rsid="0023a92d" style:font-weight-asian="bold" style:font-weight-complex="bold" style:text-scale="92%"/>
    </style:style>
    <style:style style:name="T21" style:family="text">
      <style:text-properties fo:font-weight="bold" officeooo:rsid="003c50aa" style:font-weight-asian="bold" style:font-weight-complex="bold" style:text-scale="92%"/>
    </style:style>
    <style:style style:name="T22" style:family="text">
      <style:text-properties fo:font-weight="bold" officeooo:rsid="009d04df" style:font-weight-asian="bold" style:font-weight-complex="bold" style:text-scale="92%"/>
    </style:style>
    <style:style style:name="T23" style:family="text">
      <style:text-properties fo:font-weight="bold" officeooo:rsid="006f1e4f" style:font-weight-asian="bold" style:font-weight-complex="bold"/>
    </style:style>
    <style:style style:name="T24" style:family="text">
      <style:text-properties fo:font-weight="bold" officeooo:rsid="006fd1f2" style:font-weight-asian="bold" style:font-weight-complex="bold"/>
    </style:style>
    <style:style style:name="T25" style:family="text">
      <style:text-properties fo:font-weight="bold" style:font-weight-asian="bold" style:font-weight-complex="bold" style:text-scale="98%"/>
    </style:style>
    <style:style style:name="T26" style:family="text">
      <style:text-properties officeooo:rsid="000c47de"/>
    </style:style>
    <style:style style:name="T27" style:family="text">
      <style:text-properties fo:font-style="italic"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font-name="Liberation Mono" fo:font-size="10pt" style:font-name-asian="NSimSun" style:font-size-asian="10pt" style:font-name-complex="Liberation Mono" style:font-size-complex="10pt"/>
    </style:style>
    <style:style style:name="T30" style:family="text">
      <style:text-properties style:font-name="Liberation Mono" fo:font-size="10pt" officeooo:rsid="002a129d" style:font-name-asian="NSimSun" style:font-size-asian="10pt" style:font-name-complex="Liberation Mono" style:font-size-complex="10pt"/>
    </style:style>
    <style:style style:name="T31" style:family="text">
      <style:text-properties style:font-name="Liberation Mono" fo:font-size="10pt" officeooo:rsid="00682759" style:font-name-asian="NSimSun" style:font-size-asian="10pt" style:font-name-complex="Liberation Mono" style:font-size-complex="10pt"/>
    </style:style>
    <style:style style:name="T32" style:family="text">
      <style:text-properties style:font-name="Liberation Mono" fo:font-size="10pt" officeooo:rsid="0009ff83" style:font-name-asian="NSimSun" style:font-size-asian="10pt" style:font-name-complex="Liberation Mono" style:font-size-complex="10pt"/>
    </style:style>
    <style:style style:name="T33" style:family="text">
      <style:text-properties style:font-name="Liberation Mono" fo:font-size="10pt" officeooo:rsid="009a4e68" style:font-name-asian="NSimSun" style:font-size-asian="10pt" style:font-name-complex="Liberation Mono" style:font-size-complex="10pt"/>
    </style:style>
    <style:style style:name="T34" style:family="text">
      <style:text-properties style:font-name="Liberation Mono" fo:font-size="10pt" officeooo:rsid="0039b0fe" style:font-name-asian="NSimSun" style:font-size-asian="10pt" style:font-name-complex="Liberation Mono" style:font-size-complex="10pt"/>
    </style:style>
    <style:style style:name="T3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6"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7" style:family="text">
      <style:text-properties style:font-name="Liberation Mono" fo:font-size="10pt" fo:font-weight="bold" officeooo:rsid="0009ff83" style:font-name-asian="NSimSun" style:font-size-asian="10pt" style:font-weight-asian="bold" style:font-name-complex="Liberation Mono" style:font-size-complex="10pt" style:font-weight-complex="bold"/>
    </style:style>
    <style:style style:name="T38" style:family="text">
      <style:text-properties style:font-name="Liberation Mono" fo:font-size="10pt" fo:font-weight="bold" officeooo:rsid="002a129d" style:font-name-asian="NSimSun" style:font-size-asian="10pt" style:font-weight-asian="bold" style:font-name-complex="Liberation Mono" style:font-size-complex="10pt" style:font-weight-complex="bold"/>
    </style:style>
    <style:style style:name="T39" style:family="text">
      <style:text-properties style:font-name="Liberation Mono" fo:font-size="10pt" fo:font-style="italic" fo:font-weight="normal" officeooo:rsid="00956725" style:font-name-asian="NSimSun" style:font-size-asian="10pt" style:font-style-asian="italic" style:font-weight-asian="normal" style:font-name-complex="Liberation Mono" style:font-size-complex="10pt" style:font-style-complex="italic" style:font-weight-complex="normal"/>
    </style:style>
    <style:style style:name="T40" style:family="text">
      <style:text-properties officeooo:rsid="0018130b"/>
    </style:style>
    <style:style style:name="T41" style:family="text">
      <style:text-properties officeooo:rsid="002625ff"/>
    </style:style>
    <style:style style:name="T42" style:family="text">
      <style:text-properties officeooo:rsid="002a129d"/>
    </style:style>
    <style:style style:name="T43" style:family="text">
      <style:text-properties officeooo:rsid="002f7c23"/>
    </style:style>
    <style:style style:name="T44" style:family="text">
      <style:text-properties officeooo:rsid="0037c668"/>
    </style:style>
    <style:style style:name="T45" style:family="text">
      <style:text-properties officeooo:rsid="001d73a3"/>
    </style:style>
    <style:style style:name="T46" style:family="text">
      <style:text-properties officeooo:rsid="00454b51"/>
    </style:style>
    <style:style style:name="T47" style:family="text">
      <style:text-properties officeooo:rsid="0051106f"/>
    </style:style>
    <style:style style:name="T48" style:family="text">
      <style:text-properties officeooo:rsid="0054cc1d"/>
    </style:style>
    <style:style style:name="T49" style:family="text">
      <style:text-properties style:text-scale="92%"/>
    </style:style>
    <style:style style:name="T50" style:family="text">
      <style:text-properties officeooo:rsid="0023a92d" style:text-scale="92%"/>
    </style:style>
    <style:style style:name="T51" style:family="text">
      <style:text-properties officeooo:rsid="003c50aa" style:text-scale="92%"/>
    </style:style>
    <style:style style:name="T52" style:family="text">
      <style:text-properties officeooo:rsid="00642ef4"/>
    </style:style>
    <style:style style:name="T53" style:family="text">
      <style:text-properties officeooo:rsid="0065ac1e"/>
    </style:style>
    <style:style style:name="T54" style:family="text">
      <style:text-properties style:text-scale="98%"/>
    </style:style>
    <style:style style:name="T55" style:family="text">
      <style:text-properties officeooo:rsid="008356fd" style:text-scale="98%"/>
    </style:style>
    <style:style style:name="T56" style:family="text">
      <style:text-properties officeooo:rsid="006a79d4"/>
    </style:style>
    <style:style style:name="T57" style:family="text">
      <style:text-properties officeooo:rsid="0073f36c"/>
    </style:style>
    <style:style style:name="T58" style:family="text">
      <style:text-properties officeooo:rsid="0076f9a8"/>
    </style:style>
    <style:style style:name="T59" style:family="text">
      <style:text-properties fo:font-weight="normal" style:font-weight-asian="normal" style:font-weight-complex="normal" style:text-scale="92%"/>
    </style:style>
    <style:style style:name="T60" style:family="text">
      <style:text-properties fo:font-weight="normal" officeooo:rsid="0023a92d" style:font-weight-asian="normal" style:font-weight-complex="normal" style:text-scale="92%"/>
    </style:style>
    <style:style style:name="T61" style:family="text">
      <style:text-properties fo:font-weight="normal" officeooo:rsid="003c50aa" style:font-weight-asian="normal" style:font-weight-complex="normal" style:text-scale="92%"/>
    </style:style>
    <style:style style:name="T62" style:family="text">
      <style:text-properties fo:font-weight="normal" officeooo:rsid="009d04df" style:font-weight-asian="normal" style:font-weight-complex="normal" style:text-scale="92%"/>
    </style:style>
    <style:style style:name="T63" style:family="text">
      <style:text-properties fo:font-weight="normal" style:font-name-asian="NSimSun" style:font-weight-asian="normal" style:font-name-complex="Liberation Mono" style:font-weight-complex="normal"/>
    </style:style>
    <style:style style:name="T64" style:family="text">
      <style:text-properties fo:font-size="20pt" officeooo:rsid="004c9948" style:font-size-asian="16pt" style:font-size-complex="16pt"/>
    </style:style>
    <style:style style:name="T65" style:family="text">
      <style:text-properties officeooo:rsid="007e5908"/>
    </style:style>
    <style:style style:name="T66" style:family="text">
      <style:text-properties fo:font-size="24pt" fo:font-weight="bold" style:font-weight-asian="bold" style:font-weight-complex="bold"/>
    </style:style>
    <style:style style:name="T67" style:family="text">
      <style:text-properties officeooo:rsid="00837c10"/>
    </style:style>
    <style:style style:name="T68" style:family="text">
      <style:text-properties officeooo:rsid="008835ad"/>
    </style:style>
    <style:style style:name="T69" style:family="text">
      <style:text-properties officeooo:rsid="0094655e"/>
    </style:style>
    <style:style style:name="T70" style:family="text">
      <style:text-properties officeooo:rsid="009a4e68"/>
    </style:style>
    <style:style style:name="T71" style:family="text">
      <style:text-properties officeooo:rsid="009a9df5"/>
    </style:style>
    <style:style style:name="T72" style:family="text">
      <style:text-properties officeooo:rsid="0039b0fe"/>
    </style:style>
    <style:style style:name="T73" style:family="text">
      <style:text-properties style:font-name-asian="NSimSun" style:font-name-complex="Liberation Mono"/>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0"><text:a xlink:type="simple" xlink:href="#__RefHeading___Toc1442_537762928" text:style-name="Index_20_Link" text:visited-style-name="Index_20_Link">&lt;!doctype html&gt;<text:tab/>1</text:a></text:p>
            <text:p text:style-name="P50"><text:a xlink:type="simple" xlink:href="#__RefHeading___Toc2379_1726950752" text:style-name="Index_20_Link" text:visited-style-name="Index_20_Link">Attributes<text:tab/>1</text:a></text:p>
            <text:p text:style-name="P37"><text:a xlink:type="simple" xlink:href="#__RefHeading___Toc2381_1726950752" text:style-name="Index_20_Link" text:visited-style-name="Index_20_Link">class<text:tab/>1</text:a></text:p>
            <text:p text:style-name="P37"><text:a xlink:type="simple" xlink:href="#__RefHeading___Toc2383_1726950752" text:style-name="Index_20_Link" text:visited-style-name="Index_20_Link">id<text:tab/>1</text:a></text:p>
            <text:p text:style-name="P50"><text:a xlink:type="simple" xlink:href="#__RefHeading___Toc17472_3170278301" text:style-name="Index_20_Link" text:visited-style-name="Index_20_Link">Comments<text:tab/>1</text:a></text:p>
            <text:p text:style-name="P37"><text:a xlink:type="simple" xlink:href="#__RefHeading___Toc2387_1726950752" text:style-name="Index_20_Link" text:visited-style-name="Index_20_Link">Usage<text:tab/>1</text:a></text:p>
            <text:p text:style-name="P50"><text:a xlink:type="simple" xlink:href="#__RefHeading___Toc2389_1726950752" text:style-name="Index_20_Link" text:visited-style-name="Index_20_Link">Children<text:tab/>1</text:a></text:p>
            <text:p text:style-name="P50"><text:a xlink:type="simple" xlink:href="#__RefHeading___Toc17474_3170278301" text:style-name="Index_20_Link" text:visited-style-name="Index_20_Link">Links<text:tab/>2</text:a></text:p>
            <text:p text:style-name="P50"><text:a xlink:type="simple" xlink:href="#__RefHeading___Toc17476_3170278301" text:style-name="Index_20_Link" text:visited-style-name="Index_20_Link">Hyperlinks<text:tab/>2</text:a></text:p>
            <text:p text:style-name="P50"><text:a xlink:type="simple" xlink:href="#__RefHeading___Toc2425_1726950752" text:style-name="Index_20_Link" text:visited-style-name="Index_20_Link">Images<text:tab/>2</text:a></text:p>
            <text:p text:style-name="P50"><text:a xlink:type="simple" xlink:href="#__RefHeading___Toc17478_3170278301" text:style-name="Index_20_Link" text:visited-style-name="Index_20_Link">Basic Formatting<text:tab/>2</text:a></text:p>
            <text:p text:style-name="P50"><text:a xlink:type="simple" xlink:href="#__RefHeading___Toc2419_1726950752" text:style-name="Index_20_Link" text:visited-style-name="Index_20_Link">Headings<text:tab/>2</text:a></text:p>
            <text:p text:style-name="P50"><text:a xlink:type="simple" xlink:href="#__RefHeading___Toc2421_1726950752" text:style-name="Index_20_Link" text:visited-style-name="Index_20_Link">Horizontal rules<text:tab/>2</text:a></text:p>
            <text:p text:style-name="P50"><text:a xlink:type="simple" xlink:href="#__RefHeading___Toc2429_1726950752" text:style-name="Index_20_Link" text:visited-style-name="Index_20_Link">Line breaks<text:tab/>2</text:a></text:p>
            <text:p text:style-name="P50"><text:a xlink:type="simple" xlink:href="#__RefHeading___Toc17377_3170278301" text:style-name="Index_20_Link" text:visited-style-name="Index_20_Link">Lists<text:tab/>2</text:a></text:p>
            <text:p text:style-name="P37"><text:a xlink:type="simple" xlink:href="#__RefHeading___Toc2435_1726950752" text:style-name="Index_20_Link" text:visited-style-name="Index_20_Link">Unordered Lists<text:tab/>2</text:a></text:p>
            <text:p text:style-name="P37"><text:a xlink:type="simple" xlink:href="#__RefHeading___Toc2437_1726950752" text:style-name="Index_20_Link" text:visited-style-name="Index_20_Link">Ordered Lists<text:tab/>2</text:a></text:p>
            <text:p text:style-name="P50"><text:a xlink:type="simple" xlink:href="#__RefHeading___Toc17480_3170278301" text:style-name="Index_20_Link" text:visited-style-name="Index_20_Link">Tables<text:tab/>2</text:a></text:p>
            <text:p text:style-name="P37"><text:a xlink:type="simple" xlink:href="#__RefHeading___Toc12296_3704718458" text:style-name="Index_20_Link" text:visited-style-name="Index_20_Link">css for tables<text:tab/>2</text:a></text:p>
            <text:p text:style-name="P37"><text:a xlink:type="simple" xlink:href="#__RefHeading__1571_1407279362" text:style-name="Index_20_Link" text:visited-style-name="Index_20_Link">sample form<text:tab/>3</text:a></text:p>
            <text:p text:style-name="P50"><text:a xlink:type="simple" xlink:href="#__RefHeading___Toc17482_3170278301" text:style-name="Index_20_Link" text:visited-style-name="Index_20_Link">Semantic formatting<text:tab/>3</text:a></text:p>
            <text:p text:style-name="P50"><text:a xlink:type="simple" xlink:href="#__RefHeading__1479_1591111154" text:style-name="Index_20_Link" text:visited-style-name="Index_20_Link">Tags &amp; Elements<text:tab/>3</text:a></text:p>
            <text:p text:style-name="P50"><text:a xlink:type="simple" xlink:href="#__RefHeading___Toc2445_1726950752" text:style-name="Index_20_Link" text:visited-style-name="Index_20_Link">Title<text:tab/>3</text:a></text:p>
            <text:p text:style-name="P50"><text:a xlink:type="simple" xlink:href="#__RefHeading___Toc17484_3170278301" text:style-name="Index_20_Link" text:visited-style-name="Index_20_Link">Div<text:tab/>3</text:a></text:p>
            <text:p text:style-name="P50"><text:a xlink:type="simple" xlink:href="#__RefHeading___Toc17486_3170278301" text:style-name="Index_20_Link" text:visited-style-name="Index_20_Link">&lt;form&gt;<text:tab/>4</text:a></text:p>
            <text:p text:style-name="P37"><text:a xlink:type="simple" xlink:href="#__RefHeading___Toc2397_1726950752" text:style-name="Index_20_Link" text:visited-style-name="Index_20_Link">Attributes<text:tab/>4</text:a></text:p>
            <text:p text:style-name="P37"><text:a xlink:type="simple" xlink:href="#__RefHeading__8146_1164770085" text:style-name="Index_20_Link" text:visited-style-name="Index_20_Link">Authenticity token<text:tab/>4</text:a></text:p>
            <text:p text:style-name="P37"><text:a xlink:type="simple" xlink:href="#__RefHeading___Toc12294_3704718458" text:style-name="Index_20_Link" text:visited-style-name="Index_20_Link">form action<text:tab/>4</text:a></text:p>
            <text:p text:style-name="P37"><text:a xlink:type="simple" xlink:href="#__RefHeading__8148_1164770085" text:style-name="Index_20_Link" text:visited-style-name="Index_20_Link">Charset<text:tab/>4</text:a></text:p>
            <text:p text:style-name="P50"><text:a xlink:type="simple" xlink:href="#__RefHeading__8150_1164770085" text:style-name="Index_20_Link" text:visited-style-name="Index_20_Link">Input<text:tab/>4</text:a></text:p>
            <text:p text:style-name="P37"><text:a xlink:type="simple" xlink:href="#__RefHeading__8152_1164770085" text:style-name="Index_20_Link" text:visited-style-name="Index_20_Link">The name property<text:tab/>5</text:a></text:p>
            <text:p text:style-name="P37"><text:a xlink:type="simple" xlink:href="#__RefHeading___Toc2401_1726950752" text:style-name="Index_20_Link" text:visited-style-name="Index_20_Link">The type property<text:tab/>5</text:a></text:p>
            <text:p text:style-name="P37"><text:a xlink:type="simple" xlink:href="#__RefHeading__8154_1164770085" text:style-name="Index_20_Link" text:visited-style-name="Index_20_Link">labels<text:tab/>5</text:a></text:p>
            <text:p text:style-name="P38"><text:a xlink:type="simple" xlink:href="#__RefHeading__8156_1164770085" text:style-name="Index_20_Link" text:visited-style-name="Index_20_Link">Submit and Reset<text:tab/>5</text:a></text:p>
            <text:p text:style-name="P38"><text:a xlink:type="simple" xlink:href="#__RefHeading___Toc17369_3170278301" text:style-name="Index_20_Link" text:visited-style-name="Index_20_Link">The Hidden Text Box<text:tab/>5</text:a></text:p>
            <text:p text:style-name="P38"><text:a xlink:type="simple" xlink:href="#__RefHeading___Toc2407_1726950752" text:style-name="Index_20_Link" text:visited-style-name="Index_20_Link">the textarea element<text:tab/>5</text:a></text:p>
            <text:p text:style-name="P38"><text:a xlink:type="simple" xlink:href="#__RefHeading___Toc2409_1726950752" text:style-name="Index_20_Link" text:visited-style-name="Index_20_Link">The password Text Box<text:tab/>5</text:a></text:p>
            <text:p text:style-name="P38"><text:a xlink:type="simple" xlink:href="#__RefHeading___Toc17371_3170278301" text:style-name="Index_20_Link" text:visited-style-name="Index_20_Link">Selection Boxes<text:tab/>5</text:a></text:p>
            <text:p text:style-name="P38"><text:a xlink:type="simple" xlink:href="#__RefHeading___Toc17373_3170278301" text:style-name="Index_20_Link" text:visited-style-name="Index_20_Link">Checkbox/Radio buttons<text:tab/>5</text:a></text:p>
          </text:index-body>
        </text:table-of-content>
        <text:p text:style-name="P2"/>
      </text:section>
      <text:section text:style-name="Sect4" text:name="Section1">
        <text:h text:style-name="P81" text:outline-level="1"><text:bookmark text:name="line1"/><text:bookmark-start text:name="__RefHeading___Toc1442_537762928"/>&lt;!doctype html&gt;<text:bookmark-end text:name="__RefHeading___Toc1442_537762928"/></text:h>
        <text:h text:style-name="P81"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17"><text:span text:style-name="Source_20_Text">&lt;div class="big-box yellow-box"&gt;</text:span></text:p>
              <text:p text:style-name="P18"><text:span text:style-name="Source_20_Text"><text:span text:style-name="T68"><text:s/></text:span></text:span><text:span text:style-name="Source_20_Text">This is a big yellow box.&lt;/div&gt;</text:span></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text:span text:style-name="Source_20_Text">&lt;div id="my-box"&gt;This is my box! Put your text in some other box.&lt;/div&gt;</text:span></text:p>
            </table:table-cell>
          </table:table-row>
        </table:table>
        <text:h text:style-name="P76" text:outline-level="1"><text:bookmark-start text:name="__RefHeading___Toc17472_3170278301"/>Comments<text:bookmark-end text:name="__RefHeading___Toc17472_3170278301"/></text:h>
        <text:p text:style-name="P25">&lt;!-- This is an HTML comment --&gt;</text:p>
        <text:h text:style-name="P65"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reformatted_20_Text"><text:span text:style-name="Source_20_Text">&lt;/html&gt;</text:span></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16"><text:span text:style-name="Source_20_Text">&lt;ul id="parent"&gt;</text:span></text:p>
              <text:p text:style-name="P17"><text:span text:style-name="Source_20_Text"><text:s text:c="2"/>&lt;li id="child"&gt;I'm a child of parent!&lt;/li&gt; &lt;/ul&gt;</text:span></text:p>
            </table:table-cell>
          </table:table-row>
        </table:table>
        <text:p text:style-name="Text_20_body"/>
        <text:h text:style-name="P77" text:outline-level="1"><text:bookmark-start text:name="__RefHeading___Toc17474_3170278301"/><text:soft-page-break/>Links<text:bookmark-end text:name="__RefHeading___Toc17474_3170278301"/></text:h>
        <text:p text:style-name="P6">Link elements are used to connect your document to a related resource (very different from hyperlinks, which take you to another webpage when you click on them). </text:p>
        <text:p text:style-name="P6">Links appear only in the head section of a document so they do not alter the content, but only the presentation. </text:p>
        <text:p text:style-name="P6">Links are most commonly used to connect to a stylesheet, script, favicon, or alternate format of the page such as an RSS feed or PDF.</text:p>
        <text:p text:style-name="P6"><text:span text:style-name="Strong_20_Emphasis">Exampl</text:span><text:span text:style-name="Strong_20_Emphasis"><text:span text:style-name="T2">e</text:span></text:span></text:p>
        <text:p text:style-name="P29"><text:span text:style-name="Source_20_Text">&lt;link type="text/css" rel="stylesheet" href="styles.css" /&gt;</text:span></text:p>
        <text:h text:style-name="P77" text:outline-level="1" text:is-list-header="true"><text:bookmark-start text:name="__RefHeading___Toc17476_3170278301"/>Hyperlinks<text:bookmark-end text:name="__RefHeading___Toc17476_3170278301"/></text:h>
        <table:table table:name="Table5" table:style-name="Table5">
          <table:table-column table:style-name="Table5.A"/>
          <table:table-row>
            <table:table-cell table:style-name="Table5.A1" office:value-type="string">
              <text:p text:style-name="P29">&lt;a href="url this link goes to"&gt;</text:p>
              <text:p text:style-name="P22">Link text&lt;/a&gt;</text:p>
            </table:table-cell>
          </table:table-row>
          <table:table-row>
            <table:table-cell table:style-name="Table5.A2" office:value-type="string">
              <text:p text:style-name="P29">&lt;a href="<text:a xlink:type="simple" xlink:href="http://google.com/" text:style-name="Internet_20_link" text:visited-style-name="Visited_20_Internet_20_Link">http://google.com</text:a>"&gt;</text:p>
              <text:p text:style-name="P22">goes to Google&lt;/a&gt;</text:p>
            </table:table-cell>
          </table:table-row>
        </table:table>
        <text:h text:style-name="P77" text:outline-level="1"><text:bookmark-start text:name="__RefHeading___Toc2425_1726950752"/>Images<text:bookmark-end text:name="__RefHeading___Toc2425_1726950752"/></text:h>
        <table:table table:name="Table6" table:style-name="Table6">
          <table:table-column table:style-name="Table6.A"/>
          <table:table-row>
            <table:table-cell table:style-name="Table6.A1" office:value-type="string">
              <text:p text:style-name="P22"><text:span text:style-name="Source_20_Text">&lt;img src='mylocalimage.jpg'/&gt;</text:span></text:p>
            </table:table-cell>
          </table:table-row>
        </table:table>
        <text:h text:style-name="P77" text:outline-level="1"><text:bookmark-start text:name="__RefHeading___Toc17478_3170278301"/>Basic Formatting<text:bookmark-end text:name="__RefHeading___Toc17478_3170278301"/></text:h>
        <table:table table:name="Table16" table:style-name="Table16">
          <table:table-column table:style-name="Table16.A"/>
          <table:table-row>
            <table:table-cell table:style-name="Table16.A1" office:value-type="string">
              <text:p text:style-name="P22"><text:span text:style-name="Source_20_Text">&lt;b&gt;</text:span><text:span text:style-name="Source_20_Text"><text:span text:style-name="T17">bold</text:span></text:span><text:span text:style-name="Source_20_Text">&lt;/b&gt;, &lt;i&gt;</text:span><text:span text:style-name="Source_20_Text"><text:span text:style-name="T27">italicized</text:span></text:span><text:span text:style-name="Source_20_Text">&lt;/i&gt;, &lt;u&gt;</text:span><text:span text:style-name="Source_20_Text"><text:span text:style-name="T28">underlined</text:span></text:span><text:span text:style-name="Source_20_Text">&lt;/u&gt;</text:span></text:p>
            </table:table-cell>
          </table:table-row>
        </table:table>
        <text:h text:style-name="P77" text:outline-level="1"><text:bookmark-start text:name="__RefHeading___Toc2419_1726950752"/>Headings<text:bookmark-end text:name="__RefHeading___Toc2419_1726950752"/></text:h>
        <table:table table:name="Table17" table:style-name="Table17">
          <table:table-column table:style-name="Table17.A"/>
          <table:table-row>
            <table:table-cell table:style-name="Table17.A1" office:value-type="string">
              <text:p text:style-name="P22">&lt;h1&gt; This is a header! &lt;/h1&gt;</text:p>
            </table:table-cell>
          </table:table-row>
        </table:table>
        <text:h text:style-name="P77" text:outline-level="1"><text:bookmark-start text:name="__RefHeading___Toc2421_1726950752"/>Horizontal rules<text:bookmark-end text:name="__RefHeading___Toc2421_1726950752"/></text:h>
        <text:p text:style-name="P6">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29"><text:span text:style-name="Source_20_Text">This text is divided</text:span></text:p>
              <text:p text:style-name="P29"><text:span text:style-name="Source_20_Text">&lt;hr&gt;</text:span></text:p>
              <text:p text:style-name="P22">...from this text!</text:p>
            </table:table-cell>
          </table:table-row>
        </table:table>
        <text:h text:style-name="P77" text:outline-level="1"><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29">&lt;p&gt; Some text &lt;br/&gt; </text:p>
              <text:p text:style-name="P22">that spans two lines &lt;/p&gt;</text:p>
            </table:table-cell>
          </table:table-row>
        </table:table>
        <text:h text:style-name="P77" text:outline-level="1"/>
        <text:h text:style-name="P82" text:outline-level="1"><text:bookmark-start text:name="__RefHeading___Toc17377_3170278301"/>Lists<text:bookmark-end text:name="__RefHeading___Toc17377_3170278301"/></text:h>
        <text:h text:style-name="P67" text:outline-level="2"><text:bookmark-start text:name="__RefHeading___Toc2435_1726950752"/>Unordered Lists<text:bookmark-end text:name="__RefHeading___Toc2435_1726950752"/></text:h>
        <text:p text:style-name="P4">Unordered <text:span text:style-name="T2">l</text:span>ists<text:span text:style-name="T2">' </text:span>items are denoted with bullet points.</text:p>
        <table:table table:name="Table21" table:style-name="Table21">
          <table:table-column table:style-name="Table21.A"/>
          <table:table-row>
            <table:table-cell table:style-name="Table21.A1" office:value-type="string">
              <text:p text:style-name="P29"><text:span text:style-name="Source_20_Text">&lt;ul&gt;</text:span></text:p>
              <text:p text:style-name="P29"><text:span text:style-name="Source_20_Text"><text:s text:c="2"/>&lt;li&gt;Dish soap&lt;/li&gt;</text:span></text:p>
              <text:p text:style-name="P29"><text:span text:style-name="Source_20_Text"><text:s text:c="2"/>&lt;li&gt;Kitty litter&lt;/li&gt;</text:span></text:p>
              <text:p text:style-name="P29"><text:span text:style-name="Source_20_Text"><text:s text:c="2"/>&lt;li&gt;Tomato sauce&lt;/li&gt;</text:span></text:p>
              <text:p text:style-name="P22">&lt;/ul&gt;</text:p>
            </table:table-cell>
          </table:table-row>
        </table:table>
        <text:h text:style-name="P67" text:outline-level="2"><text:bookmark-start text:name="__RefHeading___Toc2437_1726950752"/>Ordered Lists<text:bookmark-end text:name="__RefHeading___Toc2437_1726950752"/></text:h>
        <text:p text:style-name="P6">Ordered lists' items are denoted with numbers.</text:p>
        <table:table table:name="Table22" table:style-name="Table22">
          <table:table-column table:style-name="Table22.A"/>
          <table:table-row>
            <table:table-cell table:style-name="Table22.A1" office:value-type="string">
              <text:p text:style-name="P29"><text:span text:style-name="Source_20_Text">&lt;ol&gt;</text:span></text:p>
              <text:p text:style-name="P29"><text:span text:style-name="Source_20_Text"><text:s text:c="2"/>&lt;li&gt;First item!&lt;/li&gt;</text:span></text:p>
              <text:p text:style-name="P29"><text:span text:style-name="Source_20_Text"><text:s text:c="2"/>&lt;li&gt;Second item!&lt;/li&gt;</text:span></text:p>
              <text:p text:style-name="P29"><text:span text:style-name="Source_20_Text"><text:s text:c="2"/>&lt;li&gt;Last item!&lt;/li&gt;</text:span></text:p>
              <text:p text:style-name="P27">&lt;/ol&gt;</text:p>
            </table:table-cell>
          </table:table-row>
        </table:table>
        <text:h text:style-name="P83" text:outline-level="1"><text:bookmark-start text:name="__RefHeading___Toc17480_3170278301"/><text:span text:style-name="T58">T</text:span>ables<text:bookmark-end text:name="__RefHeading___Toc17480_3170278301"/></text:h>
        <table:table table:name="Table23" table:style-name="Table23">
          <table:table-column table:style-name="Table23.A"/>
          <table:table-column table:style-name="Table23.B"/>
          <table:table-row>
            <table:table-cell table:style-name="Table23.A1" office:value-type="string">
              <text:p text:style-name="P5">Supports headers and footers for labeling colum<text:span text:style-name="T58">ns</text:span></text:p>
            </table:table-cell>
            <table:table-cell table:style-name="Table23.B1" office:value-type="string">
              <text:p text:style-name="P30">&lt;tr&gt;<text:span text:style-name="T47"> row</text:span></text:p>
              <text:p text:style-name="P28">&lt;th&gt; header</text:p>
              <text:p text:style-name="P20">&lt;td&gt; data/cell</text:p>
            </table:table-cell>
          </table:table-row>
          <table:table-row>
            <table:table-cell table:style-name="Table23.B1" table:number-columns-spanned="2" office:value-type="string">
              <text:p text:style-name="P7"><text:span text:style-name="Strong_20_Emphasis">Example</text:span></text:p>
              <text:p text:style-name="P30"><text:span text:style-name="Source_20_Text">&lt;table style="width:100%"&gt;</text:span></text:p>
              <text:p text:style-name="P30"><text:span text:style-name="Source_20_Text"><text:s text:c="2"/>&lt;thead&gt;</text:span></text:p>
              <text:p text:style-name="P30"><text:span text:style-name="Source_20_Text"><text:s text:c="4"/>&lt;tr&gt;</text:span></text:p>
              <text:p text:style-name="P30"><text:span text:style-name="Source_20_Text"><text:s text:c="6"/>&lt;th&gt;Item&lt;/th&gt;</text:span></text:p>
              <text:p text:style-name="P30"><text:span text:style-name="Source_20_Text"><text:s text:c="6"/>&lt;th&gt;Price&lt;/th&gt;</text:span></text:p>
              <text:p text:style-name="P30"><text:span text:style-name="Source_20_Text"><text:s text:c="4"/>&lt;/tr&gt;</text:span></text:p>
              <text:p text:style-name="P30"><text:span text:style-name="Source_20_Text"><text:s text:c="2"/>&lt;/thead&gt;</text:span></text:p>
              <text:p text:style-name="P30"/>
              <text:p text:style-name="P30"><text:span text:style-name="Source_20_Text"><text:s text:c="2"/>&lt;tbody&gt;</text:span></text:p>
              <text:p text:style-name="P30"><text:span text:style-name="Source_20_Text"><text:s text:c="4"/>&lt;tr&gt;</text:span></text:p>
              <text:p text:style-name="P30"><text:span text:style-name="Source_20_Text"><text:s text:c="6"/>&lt;td&gt;Banana&lt;/td&gt;</text:span></text:p>
              <text:p text:style-name="P30"><text:span text:style-name="Source_20_Text"><text:s text:c="6"/>&lt;td&gt;$56.75&lt;/td&gt;</text:span></text:p>
              <text:p text:style-name="P30"><text:span text:style-name="Source_20_Text"><text:s text:c="4"/>&lt;/tr&gt;</text:span></text:p>
              <text:p text:style-name="P30"><text:span text:style-name="Source_20_Text"><text:s text:c="4"/>&lt;tr&gt;</text:span></text:p>
              <text:p text:style-name="P30"><text:span text:style-name="Source_20_Text"><text:s text:c="6"/>&lt;td&gt;Yogurt&lt;/td&gt;</text:span></text:p>
              <text:p text:style-name="P30"><text:span text:style-name="Source_20_Text"><text:s text:c="6"/>&lt;td&gt;$12.99&lt;/td&gt;</text:span></text:p>
              <text:p text:style-name="P30"><text:span text:style-name="Source_20_Text"><text:s text:c="4"/>&lt;/tr&gt;</text:span></text:p>
              <text:p text:style-name="P30"><text:span text:style-name="Source_20_Text"><text:s text:c="2"/>&lt;/tbody&gt;</text:span></text:p>
              <text:p text:style-name="P30"/>
              <text:p text:style-name="P30"><text:span text:style-name="Source_20_Text"><text:s text:c="2"/>&lt;tfoot&gt;</text:span></text:p>
              <text:p text:style-name="P30"><text:span text:style-name="Source_20_Text"><text:s text:c="4"/>&lt;tr&gt;</text:span></text:p>
              <text:p text:style-name="P30"><text:span text:style-name="Source_20_Text"><text:s text:c="6"/>&lt;td&gt;Total&lt;/td&gt;</text:span></text:p>
              <text:p text:style-name="P30"><text:span text:style-name="Source_20_Text"><text:s text:c="6"/>&lt;td&gt;$69.74&lt;/td&gt;</text:span></text:p>
              <text:p text:style-name="P30"><text:span text:style-name="Source_20_Text"><text:s text:c="4"/>&lt;/tr&gt;</text:span></text:p>
              <text:p text:style-name="P30"><text:span text:style-name="Source_20_Text"><text:s text:c="2"/>&lt;/tfoot&gt;</text:span></text:p>
              <text:p text:style-name="P21">&lt;/table&gt;</text:p>
            </table:table-cell>
            <table:covered-table-cell/>
          </table:table-row>
        </table:table>
        <text:h text:style-name="P61" text:outline-level="2"><text:bookmark-start text:name="__RefHeading___Toc12296_3704718458"/>css for tables<text:bookmark-end text:name="__RefHeading___Toc12296_3704718458"/></text:h>
        <table:table table:name="Table24" table:style-name="Table24">
          <table:table-column table:style-name="Table24.A"/>
          <table:table-row>
            <table:table-cell table:style-name="Table24.A1" office:value-type="string">
              <text:p text:style-name="P30">table {<text:span text:style-name="T57"> </text:span>width:100%;<text:span text:style-name="T57"> </text:span>}</text:p>
              <text:p text:style-name="P30">td,th { text-align: left;<text:tab/><text:tab/><text:tab/><text:span text:style-name="T57"> <text:s/></text:span>padding: 6px; </text:p>
              <text:p text:style-name="P30"><text:span text:style-name="T57"><text:s text:c="8"/>border: 1px solid black;</text:span>}</text:p>
            </table:table-cell>
          </table:table-row>
        </table:table>
        <text:section text:style-name="Sect1" text:name="Section3">
          <text:h text:style-name="P62" text:outline-level="2"><text:bookmark-start text:name="__RefHeading__1571_1407279362"/><text:soft-page-break/>sample <text:span text:style-name="T67">form</text:span><text:bookmark-end text:name="__RefHeading__1571_1407279362"/></text:h>
          <table:table table:name="Table12" table:style-name="Table12">
            <table:table-column table:style-name="Table12.A"/>
            <table:table-row>
              <table:table-cell table:style-name="Table12.A1" office:value-type="string">
                <text:p text:style-name="P14">&lt;form action="/users" method="post" accept-charset="UTF-8"&gt;</text:p>
                <text:p text:style-name="P14"><text:s/>&lt;input type="hidden" name="authenticity_token" </text:p>
                <text:p text:style-name="P15">value="&lt;%=form_authenticity_token%&gt;"&gt;</text:p>
                <text:p text:style-name="P14"><text:s/>&lt;label for="username"&gt;Username:&lt;/label&gt;</text:p>
                <text:p text:style-name="P14"><text:s/>&lt;input type="text" <text:tab/>name="user[username]" id="username"&gt;</text:p>
                <text:p text:style-name="P14"><text:tab/></text:p>
                <text:p text:style-name="P14"><text:s/>&lt;label for="email"&gt;Email:&lt;/label&gt;</text:p>
                <text:p text:style-name="P14"><text:s/>&lt;input type="email"<text:tab/>name="user[email]" id="email"&gt;</text:p>
                <text:p text:style-name="P14"/>
                <text:p text:style-name="P14"><text:s/>&lt;label for="password"&gt;Password:&lt;/label&gt;</text:p>
                <text:p text:style-name="P14"><text:s/>&lt;input type="password" name="user[password]" id="password"&gt;</text:p>
                <text:p text:style-name="P14"/>
                <text:p text:style-name="P14"><text:s/>&lt;input type="submit" value="submit"&gt;</text:p>
                <text:p text:style-name="P14">&lt;/form&gt;</text:p>
              </table:table-cell>
            </table:table-row>
          </table:table>
          <text:p text:style-name="P39"/>
        </text:section>
        <text:h text:style-name="P78" text:outline-level="1"><text:bookmark-start text:name="__RefHeading___Toc17482_3170278301"/>Semantic formatting<text:bookmark-end text:name="__RefHeading___Toc17482_3170278301"/></text:h>
        <text:p text:style-name="P7">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30"><text:span text:style-name="Source_20_Text">&lt;p&gt;&lt;strong&gt;&lt;strong&gt;Warning:&lt;/strong&gt;Acid can cause severe burns&lt;/strong&gt; &lt;/p&gt;</text:span></text:p>
            </table:table-cell>
          </table:table-row>
        </table:table>
        <text:h text:style-name="P78" text:outline-level="1"><text:bookmark-start text:name="__RefHeading__1479_1591111154"/>Tags &amp; Elements<text:bookmark-end text:name="__RefHeading__1479_1591111154"/></text:h>
        <text:p text:style-name="P7">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23">&lt;tag attribute='value'&gt;content&lt;/tag keyword&gt;</text:p>
            </table:table-cell>
          </table:table-row>
        </table:table>
        <text:h text:style-name="P78" text:outline-level="1"><text:bookmark-start text:name="__RefHeading___Toc2445_1726950752"/>Title<text:bookmark-end text:name="__RefHeading___Toc2445_1726950752"/></text:h>
        <text:p text:style-name="P7">This tag tells the browser what to display as the page title at the top and tells search engines what the title of your site is. It goes inside <text:span text:style-name="Source_20_Text">&lt;head&gt;</text:span> tags. Try and make your page titles descriptive, but not overly verbose.</text:p>
        <table:table table:name="Table26" table:style-name="Table26">
          <table:table-column table:style-name="Table26.A"/>
          <table:table-row>
            <table:table-cell table:style-name="Table26.A1" office:value-type="string">
              <text:p text:style-name="P30"><text:span text:style-name="Source_20_Text">&lt;title&gt; HTML Glossary &lt;/title&gt;</text:span></text:p>
            </table:table-cell>
          </table:table-row>
        </table:table>
        <text:h text:style-name="P78" text:outline-level="1"><text:bookmark-start text:name="__RefHeading___Toc17484_3170278301"/>Div<text:bookmark-end text:name="__RefHeading___Toc17484_3170278301"/></text:h>
        <text:p text:style-name="P7">A block level container (or 'division' of the web page) for content with no semantic meaning.</text:p>
        <table:table table:name="Table27" table:style-name="Table27">
          <table:table-column table:style-name="Table27.A"/>
          <table:table-row>
            <table:table-cell table:style-name="Table27.A1" office:value-type="string">
              <text:p text:style-name="P30"><text:span text:style-name="Source_20_Text">&lt;div&gt;This is a div element.&lt;/div&gt;</text:span></text:p>
            </table:table-cell>
          </table:table-row>
        </table:table>
        <text:h text:style-name="P79" text:outline-level="1"/>
        <text:h text:style-name="P84" text:outline-level="1"><text:bookmark-start text:name="__RefHeading___Toc17486_3170278301"/><text:span text:style-name="Source_20_Text"><text:span text:style-name="T64">&lt;form&gt;</text:span></text:span><text:bookmark-end text:name="__RefHeading___Toc17486_3170278301"/></text:h>
        <text:p text:style-name="P51">you can access the object directly using its name, in this case <text:span text:style-name="Source_20_Text"><text:span text:style-name="T6">document.myForm </text:span></text:span></text:p>
        <text:p text:style-name="P7">or using <text:s/><text:span text:style-name="T29">document.forms[0]</text:span></text:p>
        <text:h text:style-name="P63" text:outline-level="2">form action</text:h>
        <table:table table:name="Table2" table:style-name="Table2">
          <table:table-column table:style-name="Table2.A"/>
          <table:table-row>
            <table:table-cell table:style-name="Table2.A1" office:value-type="string">
              <text:p text:style-name="P42">&lt;<text:span text:style-name="T17">form action="/users" method="post"</text:span></text:p>
              <text:p text:style-name="P32"><text:span text:style-name="T36"><text:s/></text:span><text:span text:style-name="T23">accept-charset="</text:span><text:span text:style-name="T24">UTF-8</text:span><text:span text:style-name="T23">"</text:span><text:span text:style-name="T31">&gt;</text:span></text:p>
              <text:p text:style-name="P42">&lt;/form&gt;</text:p>
            </table:table-cell>
          </table:table-row>
        </table:table>
        <table:table table:name="Table4" table:style-name="Table4">
          <table:table-column table:style-name="Table4.A"/>
          <table:table-column table:style-name="Table4.B"/>
          <table:table-row>
            <table:table-cell table:style-name="Table4.A1" office:value-type="string">
              <text:p text:style-name="P49">Specifies where to send the form-data when a form is submitted</text:p>
            </table:table-cell>
            <table:table-cell table:style-name="Table4.B1" office:value-type="string">
              <text:p text:style-name="P55">use <text:span text:style-name="Source_20_Text"><text:span text:style-name="T3">$ rake routes</text:span></text:span> to see which HTTP method and path are being expected based on the resource you created</text:p>
            </table:table-cell>
          </table:table-row>
        </table:table>
        <text:h text:style-name="P74" text:outline-level="4">Charset</text:h>
        <text:p text:style-name="P59"><text:span text:style-name="T73">specifies the character encodings that are to be </text:span><text:span text:style-name="T63">used for the form submission</text:span></text:p>
        <text:h text:style-name="P80" text:outline-level="1">Input<text:span text:style-name="T71"> type</text:span></text:h>
        <text:p text:style-name="P12"><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6">diffent types:</text:span> <text:tab/></text:p>
        <table:table table:name="Table3" table:style-name="Table3">
          <table:table-column table:style-name="Table3.A"/>
          <table:table-row>
            <table:table-cell table:style-name="Table3.A1" office:value-type="string">
              <text:p text:style-name="P68">text input</text:p>
              <text:p text:style-name="P19">&lt;<text:span text:style-name="T17">input type='text'</text:span> name='hi' value='Hi'&gt;</text:p>
            </table:table-cell>
          </table:table-row>
          <table:table-row>
            <table:table-cell table:style-name="Table3.A2" office:value-type="string">
              <text:p text:style-name="P57"><text:span text:style-name="Strong_20_Emphasis"><text:span text:style-name="T10">radio b</text:span></text:span><text:span text:style-name="Strong_20_Emphasis"><text:span text:style-name="T9">utton</text:span></text:span><text:span text:style-name="Source_20_Text"><text:span text:style-name="T9">, round button</text:span></text:span></text:p>
              <text:p text:style-name="P32"><text:span text:style-name="Source_20_Text">&lt;</text:span><text:span text:style-name="Source_20_Text"><text:span text:style-name="T17">input type='radio'</text:span></text:span><text:span text:style-name="Source_20_Text">&gt;</text:span><text:span text:style-name="Source_20_Text"><text:span text:style-name="T69"> yes</text:span></text:span></text:p>
            </table:table-cell>
          </table:table-row>
          <table:table-row>
            <table:table-cell table:style-name="Table3.A2" office:value-type="string">
              <text:p text:style-name="P57"><text:span text:style-name="Source_20_Text"><text:span text:style-name="T11">checkbox</text:span></text:span><text:span text:style-name="Source_20_Text"><text:span text:style-name="T14"> <text:s text:c="6"/></text:span></text:span><text:span text:style-name="Source_20_Text"><text:span text:style-name="T15">(</text:span></text:span><text:span text:style-name="Source_20_Text"><text:span text:style-name="T39">checked</text:span></text:span><text:span text:style-name="Source_20_Text"><text:span text:style-name="T15"> is optional)</text:span></text:span></text:p>
              <text:p text:style-name="P32">&lt;<text:span text:style-name="T17">input type="checkbox"</text:span><text:span text:style-name="T27">checked</text:span>&gt;</text:p>
            </table:table-cell>
          </table:table-row>
          <table:table-row>
            <table:table-cell table:style-name="Table3.A2" office:value-type="string">
              <text:p text:style-name="P57"><text:span text:style-name="T12">submit</text:span><text:span text:style-name="T13"> <text:s text:c="18"/></text:span></text:p>
              <text:p text:style-name="P56"><text:span text:style-name="T32">&lt;</text:span><text:span text:style-name="T37">input type="submit"</text:span><text:span text:style-name="T32"> value="submit"&gt;</text:span></text:p>
            </table:table-cell>
          </table:table-row>
          <table:table-row>
            <table:table-cell table:style-name="Table3.A2" office:value-type="string">
              <text:p text:style-name="P69">textarea</text:p>
              <text:p text:style-name="P33"><text:span text:style-name="T17">&lt;textarea name=</text:span>"msg"&gt;&lt;/textarea&gt;</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54">Text input</text:p>
            </table:table-cell>
            <table:table-cell table:style-name="Table8.B1" office:value-type="string">
              <text:p text:style-name="P43">Text Box</text:p>
            </table:table-cell>
            <table:table-cell table:style-name="Table8.B1" table:number-columns-spanned="3" office:value-type="string">
              <text:p text:style-name="P43">Text Area</text:p>
            </table:table-cell>
            <table:covered-table-cell/>
            <table:covered-table-cell/>
            <table:table-cell table:style-name="Table8.B1" table:number-columns-spanned="2" office:value-type="string">
              <text:p text:style-name="P43">Pswd Box</text:p>
            </table:table-cell>
            <table:covered-table-cell/>
          </table:table-row>
          <table:table-row>
            <table:table-cell table:style-name="Table8.A3" office:value-type="string">
              <text:p text:style-name="P54">Tick box</text:p>
            </table:table-cell>
            <table:table-cell table:style-name="Table8.B2" table:number-columns-spanned="2" office:value-type="string">
              <text:p text:style-name="P43">Check Box<text:span text:style-name="T40">es</text:span></text:p>
            </table:table-cell>
            <table:covered-table-cell/>
            <table:table-cell table:style-name="Table8.B2" table:number-columns-spanned="4" office:value-type="string">
              <text:p text:style-name="P43">Radio Button</text:p>
            </table:table-cell>
            <table:covered-table-cell/>
            <table:covered-table-cell/>
            <table:covered-table-cell/>
          </table:table-row>
          <table:table-row>
            <table:table-cell table:style-name="Table8.A3" office:value-type="string">
              <text:p text:style-name="P54">Select</text:p>
            </table:table-cell>
            <table:table-cell table:style-name="Table8.B2" table:number-columns-spanned="3" office:value-type="string">
              <text:p text:style-name="P43">Drop Down <text:span text:style-name="T40">List</text:span></text:p>
            </table:table-cell>
            <table:covered-table-cell/>
            <table:covered-table-cell/>
            <table:table-cell table:style-name="Table8.B2" table:number-columns-spanned="3" office:value-type="string">
              <text:p text:style-name="P43">List Box</text:p>
            </table:table-cell>
            <table:covered-table-cell/>
            <table:covered-table-cell/>
          </table:table-row>
          <table:table-row>
            <table:table-cell table:style-name="Table8.A4" office:value-type="string">
              <text:p text:style-name="P53">Buttons</text:p>
            </table:table-cell>
            <table:table-cell table:style-name="Table8.B2" table:number-columns-spanned="2" office:value-type="string">
              <text:p text:style-name="P44">Standard</text:p>
            </table:table-cell>
            <table:covered-table-cell/>
            <table:table-cell table:style-name="Table8.B2" table:number-columns-spanned="3" office:value-type="string">
              <text:p text:style-name="P44">Reset</text:p>
            </table:table-cell>
            <table:covered-table-cell/>
            <table:covered-table-cell/>
            <table:table-cell table:style-name="Table8.B2" office:value-type="string">
              <text:p text:style-name="P44">Submit</text:p>
            </table:table-cell>
          </table:table-row>
        </table:table>
        <text:p text:style-name="P57"><text:span text:style-name="Source_20_Text"><text:span text:style-name="T9">unlike the vast majority of HTML elements, </text:span></text:span><text:span text:style-name="Source_20_Text"><text:span text:style-name="T4">&lt;input&gt;</text:span></text:span><text:span text:style-name="Source_20_Text"><text:span text:style-name="T9"> tags </text:span></text:span><text:span text:style-name="Emphasis"><text:span text:style-name="T9">do not</text:span></text:span><text:span text:style-name="Source_20_Text"><text:span text:style-name="T9"> get closed; <text:tab/><text:tab/>there are no </text:span></text:span><text:span text:style-name="Source_20_Text"><text:span text:style-name="T4">&lt;/input&gt; </text:span></text:span><text:span text:style-name="Source_20_Text"><text:span text:style-name="T9">tags.</text:span></text:span></text:p>
        <text:h text:style-name="P74" text:outline-level="4"/>
        <table:table table:name="Table7" table:style-name="Table7">
          <table:table-column table:style-name="Table7.A"/>
          <table:table-row>
            <table:table-cell table:style-name="Table7.A1" office:value-type="string">
              <text:p text:style-name="P34"><text:span text:style-name="Source_20_Text"><text:span text:style-name="T49">&lt;</text:span></text:span><text:span text:style-name="Source_20_Text"><text:span text:style-name="T19">input type</text:span></text:span><text:span text:style-name="Source_20_Text"><text:span text:style-name="T49">='text' </text:span></text:span><text:span text:style-name="Source_20_Text"><text:span text:style-name="T19">name</text:span></text:span><text:span text:style-name="Source_20_Text"><text:span text:style-name="T49">='hi' </text:span></text:span><text:span text:style-name="Source_20_Text"><text:span text:style-name="T19">value</text:span></text:span><text:span text:style-name="Source_20_Text"><text:span text:style-name="T49">='</text:span></text:span><text:span text:style-name="Source_20_Text"><text:span text:style-name="T50">hi</text:span></text:span><text:span text:style-name="Source_20_Text"><text:span text:style-name="T49">'</text:span></text:span><text:span text:style-name="Source_20_Text"><text:span text:style-name="T51">&gt;</text:span></text:span></text:p>
              <text:p text:style-name="Preformatted_20_Text"><text:span text:style-name="Source_20_Text">&lt;textarea </text:span><text:span text:style-name="Source_20_Text"><text:span text:style-name="T17">name</text:span></text:span><text:span text:style-name="Source_20_Text">="msg"&gt;&lt;/textarea&gt;</text:span></text:p>
              <text:p text:style-name="P34"><text:span text:style-name="Source_20_Text">&lt;</text:span><text:span text:style-name="Source_20_Text"><text:span text:style-name="T17">input type</text:span></text:span><text:span text:style-name="Source_20_Text">='button' </text:span><text:span text:style-name="Source_20_Text"><text:span text:style-name="T17">value</text:span></text:span><text:span text:style-name="Source_20_Text">='muori'</text:span></text:p>
              <text:p text:style-name="Preformatted_20_Text"><text:span text:style-name="Source_20_Text"><text:s text:c="10"/></text:span><text:span text:style-name="Source_20_Text"><text:span text:style-name="T17">onClick</text:span></text:span><text:span text:style-name="Source_20_Text">='funzionaccia();'&gt;</text:span></text:p>
              <text:p text:style-name="P34"><text:span text:style-name="Source_20_Text"><text:span text:style-name="T8">&lt;</text:span></text:span><text:span text:style-name="Source_20_Text"><text:span text:style-name="T18">img src</text:span></text:span><text:span text:style-name="Source_20_Text"><text:span text:style-name="T8">="but.gif" </text:span></text:span><text:span text:style-name="Source_20_Text"><text:span text:style-name="T18">onClick</text:span></text:span><text:span text:style-name="Source_20_Text"><text:span text:style-name="T8">="myFunc();"&gt; </text:span></text:span></text:p>
            </table:table-cell>
          </table:table-row>
        </table:table>
        <table:table table:name="Table1" table:style-name="Table1">
          <table:table-column table:style-name="Table1.A"/>
          <table:table-column table:style-name="Table1.B"/>
          <table:table-row>
            <table:table-cell table:style-name="Table1.A1" office:value-type="string">
              <text:p text:style-name="P46">accept</text:p>
            </table:table-cell>
            <table:table-cell table:style-name="Table1.B1" office:value-type="string">
              <text:p text:style-name="P47">the types of files that the server accepts: <text:s/><text:span text:style-name="Emphasis"><text:span text:style-name="T29">file_extension</text:span></text:span><text:span text:style-name="T29"><text:line-break/>audio/*</text:span><text:span text:style-name="T33"> <text:s/></text:span><text:span text:style-name="T29">video/* image/* </text:span><text:s text:c="3"/></text:p>
            </table:table-cell>
          </table:table-row>
          <table:table-row>
            <table:table-cell table:style-name="Table1.A1" office:value-type="string">
              <text:p text:style-name="P46">autocomplete</text:p>
            </table:table-cell>
            <table:table-cell table:style-name="Table1.B1" office:value-type="string">
              <text:p text:style-name="P45"><text:span text:style-name="T45">o</text:span>n off </text:p>
            </table:table-cell>
          </table:table-row>
          <table:table-row>
            <table:table-cell table:style-name="Table1.A1" office:value-type="string">
              <text:p text:style-name="P46">autofocus</text:p>
            </table:table-cell>
            <table:table-cell table:style-name="Table1.B1" office:value-type="string">
              <text:p text:style-name="P48">No value</text:p>
            </table:table-cell>
          </table:table-row>
          <table:table-row>
            <table:table-cell table:style-name="Table1.A1" office:value-type="string">
              <text:p text:style-name="P46">checked</text:p>
            </table:table-cell>
            <table:table-cell table:style-name="Table1.B1" office:value-type="string">
              <text:p text:style-name="P47">for <text:span text:style-name="T29">type="checkbox</text:span>" or <text:s text:c="2"/></text:p>
              <text:p text:style-name="P47"><text:s text:c="6"/><text:span text:style-name="T29">type="radio"</text:span> </text:p>
            </table:table-cell>
          </table:table-row>
          <table:table-row>
            <table:table-cell table:style-name="Table1.A1" office:value-type="string">
              <text:p text:style-name="P46">disabled</text:p>
            </table:table-cell>
            <table:table-cell table:style-name="Table1.B1" office:value-type="string">
              <text:p text:style-name="P48">No value</text:p>
            </table:table-cell>
          </table:table-row>
          <table:table-row>
            <table:table-cell table:style-name="Table1.A1" office:value-type="string">
              <text:p text:style-name="P46">form</text:p>
            </table:table-cell>
            <table:table-cell table:style-name="Table1.B1" office:value-type="string">
              <text:p text:style-name="P47">Specifies one or more forms the <text:span text:style-name="T29">&lt;input&gt;</text:span> element belongs</text:p>
            </table:table-cell>
          </table:table-row>
          <table:table-row>
            <table:table-cell table:style-name="Table1.A1" office:value-type="string">
              <text:p text:style-name="P46">formaction</text:p>
            </table:table-cell>
            <table:table-cell table:style-name="Table1.B1" office:value-type="string">
              <text:p text:style-name="P47">the URL of the file that will process the input control when the form is submitted </text:p>
            </table:table-cell>
          </table:table-row>
          <table:table-row>
            <table:table-cell table:style-name="Table1.A1" office:value-type="string">
              <text:p text:style-name="P46">height/width</text:p>
            </table:table-cell>
            <table:table-cell table:style-name="Table1.B1" office:value-type="string">
              <text:p text:style-name="P47"/>
            </table:table-cell>
          </table:table-row>
          <table:table-row>
            <table:table-cell table:style-name="Table1.A1" office:value-type="string">
              <text:p text:style-name="P46">size</text:p>
            </table:table-cell>
            <table:table-cell table:style-name="Table1.B1" office:value-type="string">
              <text:p text:style-name="P47">width, in characters </text:p>
            </table:table-cell>
          </table:table-row>
          <table:table-row>
            <table:table-cell table:style-name="Table1.A1" office:value-type="string">
              <text:p text:style-name="P46">max/min</text:p>
            </table:table-cell>
            <table:table-cell table:style-name="Table1.B1" office:value-type="string">
              <text:p text:style-name="P47"><text:span text:style-name="T45">m</text:span>ax <text:span text:style-name="T45">or min</text:span> value for an elem</text:p>
            </table:table-cell>
          </table:table-row>
          <table:table-row>
            <table:table-cell table:style-name="Table1.A1" office:value-type="string">
              <text:p text:style-name="P46">maxlength</text:p>
            </table:table-cell>
            <table:table-cell table:style-name="Table1.B1" office:value-type="string">
              <text:p text:style-name="P47">maximum number of characters allowed </text:p>
            </table:table-cell>
          </table:table-row>
          <table:table-row>
            <table:table-cell table:style-name="Table1.A1" office:value-type="string">
              <text:p text:style-name="P46">multiple</text:p>
            </table:table-cell>
            <table:table-cell table:style-name="Table1.B1" office:value-type="string">
              <text:p text:style-name="P47">a user can enter more than one value </text:p>
            </table:table-cell>
          </table:table-row>
          <table:table-row>
            <table:table-cell table:style-name="Table1.A1" office:value-type="string">
              <text:p text:style-name="P46">name</text:p>
            </table:table-cell>
            <table:table-cell table:style-name="Table1.B1" office:value-type="string">
              <text:p text:style-name="P57">to reference that particular element<text:span text:style-name="T70"> </text:span></text:p>
              <text:p text:style-name="P57"><text:span text:style-name="T70">t</text:span>he element’s <text:s/>name property is sent along with any value of the form element, <text:span text:style-name="T7">so that the server knows what the value relates to</text:span></text:p>
            </table:table-cell>
          </table:table-row>
          <table:table-row>
            <table:table-cell table:style-name="Table1.A1" office:value-type="string">
              <text:p text:style-name="P46">readonly</text:p>
            </table:table-cell>
            <table:table-cell table:style-name="Table1.B1" office:value-type="string">
              <text:p text:style-name="P47"/>
            </table:table-cell>
          </table:table-row>
          <table:table-row>
            <table:table-cell table:style-name="Table1.A1" office:value-type="string">
              <text:p text:style-name="P46">required</text:p>
            </table:table-cell>
            <table:table-cell table:style-name="Table1.B1" office:value-type="string">
              <text:p text:style-name="P47"/>
            </table:table-cell>
          </table:table-row>
          <table:table-row>
            <table:table-cell table:style-name="Table1.A1" office:value-type="string">
              <text:p text:style-name="P46">src</text:p>
            </table:table-cell>
            <table:table-cell table:style-name="Table1.B1" office:value-type="string">
              <text:p text:style-name="P47">URL of the image </text:p>
              <text:p text:style-name="P47">to use as a submit button </text:p>
            </table:table-cell>
          </table:table-row>
          <table:table-row>
            <table:table-cell table:style-name="Table1.A1" office:value-type="string">
              <text:p text:style-name="P46">type</text:p>
            </table:table-cell>
            <table:table-cell table:style-name="Table1.B1" office:value-type="string">
              <text:p text:style-name="P30"><text:span text:style-name="T52">b</text:span>utton, checkbox, color, date, <text:span text:style-name="T53"><text:s text:c="2"/></text:span>datetime,<text:span text:style-name="T53"> </text:span>email,<text:span text:style-name="T53"> hidden,</text:span> datetime-local, <text:s/>file, <text:span text:style-name="T53"><text:s text:c="2"/></text:span>image, <text:span text:style-name="T53"><text:s text:c="3"/></text:span>month,<text:span text:style-name="T53"> </text:span><text:s/>number, password, radio, range, <text:span text:style-name="T53"><text:s/></text:span>reset, <text:span text:style-name="T53"><text:s text:c="3"/>week,</text:span> submit, search,<text:span text:style-name="T53"> <text:s text:c="2"/></text:span>text, time, <text:span text:style-name="T53"><text:s text:c="2"/></text:span>url, <text:span text:style-name="T53"><text:s text:c="5"/>tel</text:span></text:p>
            </table:table-cell>
          </table:table-row>
          <table:table-row>
            <table:table-cell table:style-name="Table1.A1" office:value-type="string">
              <text:p text:style-name="P46">value</text:p>
            </table:table-cell>
            <table:table-cell table:style-name="Table1.B1" office:value-type="string">
              <text:p text:style-name="P52">to put text inside the text box.</text:p>
            </table:table-cell>
          </table:table-row>
        </table:table>
        <text:p text:style-name="P3"/>
        <text:h text:style-name="P66" text:outline-level="2"><text:soft-page-break/>The name property</text:h>
        <text:p text:style-name="P71">the element’s <text:s/>name property is sent along with any value of the form element, <text:span text:style-name="T7">so that the server knows what the value relates to.</text:span></text:p>
        <table:table table:name="Table31" table:style-name="Table31">
          <table:table-column table:style-name="Table31.A"/>
          <table:table-row>
            <table:table-cell table:style-name="Table31.A1" office:value-type="string">
              <text:p text:style-name="P60"><text:span text:style-name="Source_20_Text"><text:span text:style-name="T59">&lt;input type='text' </text:span></text:span><text:span text:style-name="Source_20_Text"><text:span text:style-name="T19">name='</text:span></text:span><text:span text:style-name="Source_20_Text"><text:span text:style-name="T22">fo</text:span></text:span><text:span text:style-name="Source_20_Text"><text:span text:style-name="T19">'</text:span></text:span><text:span text:style-name="Source_20_Text"><text:span text:style-name="T59"> value='</text:span></text:span><text:span text:style-name="Source_20_Text"><text:span text:style-name="T62">ba</text:span></text:span><text:span text:style-name="Source_20_Text"><text:span text:style-name="T59">'</text:span></text:span><text:span text:style-name="Source_20_Text"><text:span text:style-name="T61">&gt;</text:span></text:span></text:p>
            </table:table-cell>
          </table:table-row>
        </table:table>
        <text:h text:style-name="P72" text:outline-level="3">The Hidden Text Box</text:h>
        <text:p text:style-name="P26">&lt;input type="hidden" name="hidden el" /&gt;</text:p>
        <text:p text:style-name="P58">useful to keep a record of what was entered in previous pages</text:p>
        <text:h text:style-name="P75" text:outline-level="4">Authenticity token</text:h>
        <table:table table:name="Table28" table:style-name="Table28">
          <table:table-column table:style-name="Table28.A"/>
          <table:table-row>
            <table:table-cell table:style-name="Table28.A1" office:value-type="string">
              <text:p text:style-name="P36">&lt;input type="hidden"</text:p>
              <text:p text:style-name="P41"><text:span text:style-name="T56"><text:s text:c="7"/></text:span><text:s/>name="<text:span text:style-name="T17">authenticity_token</text:span>"</text:p>
              <text:p text:style-name="P35">value="&lt;%=<text:span text:style-name="T17">form_authenticity_token</text:span>%&gt;"&gt;</text:p>
            </table:table-cell>
          </table:table-row>
        </table:table>
        <text:p text:style-name="P58">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58"><text:span text:style-name="Source_20_Text"><text:span text:style-name="T16">In order to do so, it generates an </text:span></text:span><text:a xlink:type="simple" xlink:href="http://guides.rubyonrails.org/security.html#cross-site-request-forgery-csrf" office:target-frame-name="_blank" xlink:show="new" text:style-name="Internet_20_link" text:visited-style-name="Visited_20_Internet_20_Link"><text:span text:style-name="Source_20_Text"><text:span text:style-name="T16">"authenticity token"</text:span></text:span></text:a><text:span text:style-name="Source_20_Text"><text:span text:style-name="T16"> which looks like gibberish but helps Rails match the form with your session and the application</text:span></text:span></text:p>
        <text:h text:style-name="P72" text:outline-level="3">the textarea element</text:h>
        <text:p text:style-name="P9">it acts very much like the text box element, but it allows <text:span text:style-name="T17">multi-line input</text:span> of text</text:p>
        <text:p text:style-name="P13"><text:span text:style-name="T42"><text:s/>it has its own tag: </text:span><text:span text:style-name="T38">&lt;textarea&gt;</text:span><text:span text:style-name="T42">, and </text:span>it creates an <text:s/><text:span text:style-name="T35">HTMLTextAreaElement</text:span> object. It also has two additional attributes: <text:s/><text:span text:style-name="T30">cols</text:span> and <text:s/><text:span text:style-name="T30">rows</text:span> .</text:p>
        <text:p text:style-name="P13">The <text:s/><text:span text:style-name="T30">cols</text:span> attribute defines how many characters wide the text area will be, and the <text:s/><text:span text:style-name="T30">rows</text:span> attribute defines how many character rows there will be. </text:p>
        <table:table table:name="Table29" table:style-name="Table29">
          <table:table-column table:style-name="Table29.A"/>
          <table:table-row>
            <table:table-cell table:style-name="Table29.A1" office:value-type="string">
              <text:p text:style-name="P10"><text:span text:style-name="T17">&lt;textarea</text:span> name="myTextArea" cols="40" rows="20"&gt;<text:tab/>Hello World</text:p>
              <text:p text:style-name="P10"><text:tab/><text:tab/>Line 2 <text:span text:style-name="T17">&lt;/textarea&gt;</text:span></text:p>
            </table:table-cell>
          </table:table-row>
        </table:table>
        <text:p text:style-name="P11">is 40 characters wide by 20 rows deep with initial text <text:s/>Hello World on the first line and <text:s/>Line 2 on the second line.</text:p>
        <text:h text:style-name="P72" text:outline-level="3"><text:bookmark-start text:name="__RefHeading___Toc2409_1726950752"/>The password Text Box<text:bookmark-end text:name="__RefHeading___Toc2409_1726950752"/></text:h>
        <text:p text:style-name="P36">&lt;input name="pswd" type="password" /&gt;</text:p>
        <text:p text:style-name="P58">The only real purpose <text:span text:style-name="T41">is</text:span> to have the password characters hidden, <text:span text:style-name="T41">h</text:span>owever, this protection is visual only. <text:span text:style-name="T17">When sent to the server, the text is sent as plaintext.</text:span></text:p>
        <text:h text:style-name="P72" text:outline-level="3"><text:bookmark-start text:name="__RefHeading___Toc17371_3170278301"/>Selection Boxes<text:bookmark-end text:name="__RefHeading___Toc17371_3170278301"/></text:h>
        <table:table table:name="Table30" table:style-name="Table30">
          <table:table-column table:style-name="Table30.A"/>
          <table:table-row>
            <table:table-cell table:style-name="Table30.A1" office:value-type="string">
              <text:p text:style-name="P36">&lt;select name="theDay" size="<text:span text:style-name="T44">2</text:span>"&gt;</text:p>
              <text:p text:style-name="P36"><text:s/>&lt;option value="0" selected="selected"&gt;Monday&lt;/option&gt;</text:p>
              <text:p text:style-name="P36"><text:s/>&lt;option value="1"&gt;Tuesday&lt;/option&gt;</text:p>
              <text:p text:style-name="P24">&lt;/select&gt;</text:p>
            </table:table-cell>
          </table:table-row>
        </table:table>
        <text:p text:style-name="P13"><text:span text:style-name="T72">If you want this to be a drop-down list, you just need to change the <text:s/>size attribute in the <text:s/></text:span><text:span text:style-name="T34">&lt;select&gt; </text:span><text:span text:style-name="T72">element to </text:span><text:span text:style-name="T34"><text:s/>1</text:span><text:span text:style-name="T72">.</text:span></text:p>
        <text:h text:style-name="P72" text:outline-level="3"><text:bookmark-start text:name="__RefHeading___Toc17373_3170278301"/>Checkbox/Radio <text:span text:style-name="T46">buttons</text:span><text:bookmark-end text:name="__RefHeading___Toc17373_3170278301"/></text:h>
        <text:p text:style-name="P36">&lt;input type="radio" name="<text:span text:style-name="T43">uoo</text:span>" <text:span text:style-name="T17">checked</text:span>="checked" value="<text:span text:style-name="T43">uo</text:span>" /&gt;</text:p>
        <text:p text:style-name="P58">To create a group of radio buttons, you simply give each radio button the same <text:s/>name. </text:p>
        <text:h text:style-name="P70" text:outline-level="1">Only one of the radio buttons in the group can be checked</text:h>
        <text:h text:style-name="P64"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30">&lt;<text:span text:style-name="T17">label for</text:span>="<text:span text:style-name="T17">male</text:span>"&gt;Male&lt;/label&gt;</text:p>
              <text:p text:style-name="P30"><text:s text:c="2"/>&lt;input type="radio" name="gender"</text:p>
              <text:p text:style-name="P31"><text:s/><text:span text:style-name="T17">id</text:span>="<text:span text:style-name="T17">male</text:span>" value="male"&gt;</text:p>
            </table:table-cell>
          </table:table-row>
        </table:table>
        <text:p text:style-name="P7">defines a label for an <text:span text:style-name="T29">&lt;input&gt;</text:span> element</text:p>
        <text:p text:style-name="P51"><text:span text:style-name="T65">It </text:span>does not render as anything special for the user. However, it provides a usability improvement for mouse users, because if the user clicks on the text within the <text:span text:style-name="T29">&lt;label&gt;</text:span> element, it toggles the control.</text:p>
        <table:table table:name="Table10" table:style-name="Table10">
          <table:table-column table:style-name="Table10.A"/>
          <table:table-row>
            <table:table-cell table:style-name="Table10.A1" office:value-type="string">
              <text:p text:style-name="P51"><text:span text:style-name="T66">⚠</text:span> The <text:span text:style-name="T35">for</text:span> attribute of the <text:span text:style-name="T29">&lt;label&gt;</text:span> tag should be equal to the<text:span text:style-name="T29"> </text:span><text:span text:style-name="T35">id</text:span> attribute of the related element to bind them together.</text:p>
            </table:table-cell>
          </table:table-row>
        </table:table>
        <text:h text:style-name="P73" text:outline-level="3"><text:bookmark-start text:name="__RefHeading__8156_1164770085"/>Submit and Reset<text:bookmark-end text:name="__RefHeading__8156_1164770085"/></text:h>
        <text:p text:style-name="P8">When the submit button is clicked, the form data gets sent to the server automatically, without the need for any script.</text:p>
        <text:p text:style-name="P8">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3"><text:span text:style-name="Source_20_Text">&lt;button type='submit' class='btn'&gt;vote</text:span><text:span text:style-name="Source_20_Text"><text:span text:style-name="T48"> already</text:span></text:span><text:span text:style-name="Source_20_Text">!&lt;/button&gt;</text:span></text:p>
            </table:table-cell>
          </table:table-row>
          <table:table-row>
            <table:table-cell table:style-name="Table11.A2" office:value-type="string">
              <text:p text:style-name="P40"><text:span text:style-name="T54">&lt;input type='submit' </text:span><text:span text:style-name="T25">value</text:span><text:span text:style-name="T54">='</text:span><text:span text:style-name="T55">send it</text:span><text:span text:style-name="T54">'&gt;</text:span></text:p>
            </table:table-cell>
          </table:table-row>
        </table:table>
        <text:h text:style-name="P73"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8f76c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0.<text:span text:style-name="MT1">9.0.1 <text:s text:c="3"/>print2 <text:s text:c="6"/></text:span><text:page-number text:select-page="current">2</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6-03T11:29:52.292215477</dc:date>
    <meta:editing-duration>P2DT12H45M19S</meta:editing-duration>
    <meta:editing-cycles>145</meta:editing-cycles>
    <meta:generator>LibreOffice/5.3.3.2$Linux_X86_64 LibreOffice_project/30m0$Build-2</meta:generator>
    <meta:print-date>2017-06-03T10:03:53.192659773</meta:print-date>
    <meta:document-statistic meta:table-count="31" meta:image-count="0" meta:object-count="0" meta:page-count="5" meta:paragraph-count="293" meta:word-count="1532" meta:character-count="10279" meta:non-whitespace-character-count="8734"/>
  </office:meta>
</office:document-meta>
</file>